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14324066773968025" text:style-name="L1">
        <text:list-item>
          <text:p text:style-name="P2">préambule</text:p>
          <text:list>
            <text:list-item>
              <text:p text:style-name="P2">plan</text:p>
              <text:list>
                <text:list-item>
                  <text:p text:style-name="P2">première partie coté serveur</text:p>
                  <text:list>
                    <text:list-item>
                      <text:p text:style-name="P2">avec meynard</text:p>
                    </text:list-item>
                    <text:list-item>
                      <text:p text:style-name="P2">html css php etc</text:p>
                    </text:list-item>
                  </text:list>
                </text:list-item>
                <text:list-item>
                  <text:p text:style-name="P2">deuxième coté clients</text:p>
                  <text:list>
                    <text:list-item>
                      <text:p text:style-name="P2">avec pompidor</text:p>
                    </text:list-item>
                    <text:list-item>
                      <text:p text:style-name="P2">javascript etc</text:p>
                    </text:list-item>
                  </text:list>
                </text:list-item>
              </text:list>
            </text:list-item>
            <text:list-item>
              <text:p text:style-name="P2">notation</text:p>
              <text:list>
                <text:list-item>
                  <text:p text:style-name="P2">exam final</text:p>
                </text:list-item>
                <text:list-item>
                  <text:p text:style-name="P2">CC projet binome 3-4 séances</text:p>
                </text:list-item>
                <text:list-item>
                  <text:p text:style-name="P2">règle max je crois</text:p>
                </text:list-item>
              </text:list>
            </text:list-item>
          </text:list>
        </text:list-item>
        <text:list-item>
          <text:p text:style-name="P2">introduction</text:p>
          <text:list>
            <text:list-item>
              <text:p text:style-name="P2">html</text:p>
              <text:list>
                <text:list-item>
                  <text:p text:style-name="P2">prérequis : bases html</text:p>
                </text:list-item>
                <text:list-item>
                  <text:p text:style-name="P2">afficher code source dans navigateur</text:p>
                  <text:list>
                    <text:list-item>
                      <text:p text:style-name="P2">ctrl+U (alt+cmd+U sous mac)</text:p>
                    </text:list-item>
                    <text:list-item>
                      <text:p text:style-name="P2">utile de regarder de temps en temps</text:p>
                    </text:list-item>
                  </text:list>
                </text:list-item>
                <text:list-item>
                  <text:p text:style-name="P2">acronyme html</text:p>
                  <text:list>
                    <text:list-item>
                      <text:p text:style-name="P2">hyper text markup langage</text:p>
                    </text:list-item>
                    <text:list-item>
                      <text:p text:style-name="P2">langage de balises hypertexte</text:p>
                    </text:list-item>
                    <text:list-item>
                      <text:p text:style-name="P2">balises</text:p>
                      <text:list>
                        <text:list-item>
                          <text:p text:style-name="P2">trucs entre chevrons</text:p>
                        </text:list-item>
                        <text:list-item>
                          <text:p text:style-name="P2">en général de pair</text:p>
                          <text:list>
                            <text:list-item>
                              <text:p text:style-name="P2">balise ouvrante</text:p>
                            </text:list-item>
                            <text:list-item>
                              <text:p text:style-name="P2">balise fermante</text:p>
                            </text:list-item>
                            <text:list-item>
                              <text:p text:style-name="P2">texte entre</text:p>
                            </text:list-item>
                          </text:list>
                        </text:list-item>
                        <text:list-item>
                          <text:p text:style-name="P2">mais aussi seules &lt;balise ... /&gt;</text:p>
                        </text:list-item>
                        <text:list-item>
                          <text:p text:style-name="P2">syntaxe</text:p>
                          <text:list>
                            <text:list-item>
                              <text:p text:style-name="P2">&lt;balise ...&gt;lirhrer&lt;/balise&gt;</text:p>
                            </text:list-item>
                          </text:list>
                        </text:list-item>
                        <text:list-item>
                          <text:p text:style-name="P2">correspond aux paranthèses dans langages de dick</text:p>
                          <text:list>
                            <text:list-item>
                              <text:p text:style-name="P2">donc balises doivent être bien imbriquées, balise ouverte dans autre → fermée dans cette même balise</text:p>
                            </text:list-item>
                            <text:list-item>
                              <text:p text:style-name="P2">de cette manière, ça peut être représenté par un arbre</text:p>
                              <text:list>
                                <text:list-item>
                                  <text:p text:style-name="P2">père = balise extérieure</text:p>
                                </text:list-item>
                                <text:list-item>
                                  <text:p text:style-name="P2">fils = balise intérieu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serveur HTTP</text:p>
              <text:list>
                <text:list-item>
                  <text:p text:style-name="P2">serveur utilisé</text:p>
                  <text:list>
                    <text:list-item>
                      <text:p text:style-name="P2">en général apache</text:p>
                    </text:list-item>
                    <text:list-item>
                      <text:p text:style-name="P2">il y en a d'autres mais c'est le plus plus utilisé</text:p>
                    </text:list-item>
                    <text:list-item>
                      <text:p text:style-name="P2">apache libre de droits</text:p>
                    </text:list-item>
                    <text:list-item>
                      <text:p text:style-name="P2">des serveus sont payants au contraire</text:p>
                    </text:list-item>
                  </text:list>
                </text:list-item>
                <text:list-item>
                  <text:p text:style-name="P2">envoie les pages HTML suite aux requêtes des utilisateurs</text:p>
                </text:list-item>
                <text:list-item>
                  <text:p text:style-name="P2">requêtes en http</text:p>
                  <text:list>
                    <text:list-item>
                      <text:p text:style-name="P2">en général de type get ou post</text:p>
                      <text:list>
                        <text:list-item>
                          <text:p text:style-name="P2">souvent utilisées pour naviguer / envoyer des données sur serveur</text:p>
                        </text:list-item>
                        <text:list-item>
                          <text:p text:style-name="P2">post plus complexe que get</text:p>
                        </text:list-item>
                        <text:list-item>
                          <text:p text:style-name="P2">navigation par liens → get</text:p>
                        </text:list-item>
                        <text:list-item>
                          <text:p text:style-name="P2">formulaires → mieux avec post, surtout si on upload des documents vers le <text:soft-page-break/>serveur</text:p>
                        </text:list-item>
                      </text:list>
                    </text:list-item>
                    <text:list-item>
                      <text:p text:style-name="P2">mais il y a d'autres types</text:p>
                    </text:list-item>
                  </text:list>
                </text:list-item>
              </text:list>
            </text:list-item>
            <text:list-item>
              <text:p text:style-name="P2">objectifs du cours</text:p>
              <text:list>
                <text:list-item>
                  <text:p text:style-name="P2">apprentissage langage programmation serveur : PHP</text:p>
                </text:list-item>
                <text:list-item>
                  <text:p text:style-name="P2">étude dynamique application web</text:p>
                  <text:list>
                    <text:list-item>
                      <text:p text:style-name="P2">applications coté client uniquement</text:p>
                      <text:list>
                        <text:list-item>
                          <text:p text:style-name="P2">assez simple à comprendre</text:p>
                        </text:list-item>
                      </text:list>
                    </text:list-item>
                    <text:list-item>
                      <text:p text:style-name="P2">applications client/serveur (communiquant)</text:p>
                      <text:list>
                        <text:list-item>
                          <text:p text:style-name="P2">beaucoup plus complexe à comprendre car</text:p>
                          <text:list>
                            <text:list-item>
                              <text:p text:style-name="P2">la partie affichage se fait sur le client (navigateur)</text:p>
                            </text:list-item>
                            <text:list-item>
                              <text:p text:style-name="P2">et depuis le client on fait des requêtes</text:p>
                            </text:list-item>
                            <text:list-item>
                              <text:p text:style-name="P2">le serveur renvoie une nouvelle page</text:p>
                            </text:list-item>
                            <text:list-item>
                              <text:p text:style-name="P2">et ainsi de suite</text:p>
                            </text:list-item>
                          </text:list>
                        </text:list-item>
                        <text:list-item>
                          <text:p text:style-name="P2">donc communications à prendre en compte</text:p>
                        </text:list-item>
                      </text:list>
                    </text:list-item>
                  </text:list>
                </text:list-item>
                <text:list-item>
                  <text:p text:style-name="P2">technologies avancées</text:p>
                  <text:list>
                    <text:list-item>
                      <text:p text:style-name="P2">cookies sessions téléchargement authentification etc</text:p>
                    </text:list-item>
                    <text:list-item>
                      <text:p text:style-name="P2">tout ça on le verra sous le billet de php</text:p>
                    </text:list-item>
                  </text:list>
                </text:list-item>
                <text:list-item>
                  <text:p text:style-name="P2">réalisation projet</text:p>
                </text:list-item>
              </text:list>
            </text:list-item>
            <text:list-item>
              <text:p text:style-name="P2">vocabulaire</text:p>
              <text:list>
                <text:list-item>
                  <text:p text:style-name="P2">http</text:p>
                  <text:list>
                    <text:list-item>
                      <text:p text:style-name="P2">HyperText Transfer Protocol</text:p>
                    </text:list-item>
                    <text:list-item>
                      <text:p text:style-name="P2">hypertext</text:p>
                      <text:list>
                        <text:list-item>
                          <text:p text:style-name="P2">qu'est ce que c'est ?</text:p>
                          <text:list>
                            <text:list-item>
                              <text:p text:style-name="P2">texte dans lequel certains mots redirigent vers d'autres textes</text:p>
                            </text:list-item>
                          </text:list>
                        </text:list-item>
                        <text:list-item>
                          <text:p text:style-name="P2">où peut on en trouver ?</text:p>
                          <text:list>
                            <text:list-item>
                              <text:p text:style-name="P2">possible sur le web (liens web)</text:p>
                            </text:list-item>
                            <text:list-item>
                              <text:p text:style-name="P2">mais aussi par exemple sur des visualisateurs pdf, par exemple dans le sommaire</text:p>
                            </text:list-item>
                            <text:list-item>
                              <text:p text:style-name="P2">aussi dans les liseuses d'ebook</text:p>
                            </text:list-item>
                            <text:list-item>
                              <text:p text:style-name="P2">etc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protocole de communication client serveur</text:p>
                    </text:list-item>
                    <text:list-item>
                      <text:p text:style-name="P2">cadre invention</text:p>
                      <text:list>
                        <text:list-item>
                          <text:p text:style-name="P2">inventé par tim berners lee</text:p>
                        </text:list-item>
                        <text:list-item>
                          <text:p text:style-name="P2">il a aussi inventé le web</text:p>
                        </text:list-item>
                        <text:list-item>
                          <text:p text:style-name="P2">différence web / internet</text:p>
                          <text:list>
                            <text:list-item>
                              <text:p text:style-name="P2">internet est un réseau contenant le web + mails + transfert fichiers etc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port 80 pour http</text:p>
                    </text:list-item>
                    <text:list-item>
                      <text:p text:style-name="P2">protocole non orienté connexion</text:p>
                      <text:list>
                        <text:list-item>
                          <text:p text:style-name="P2">protocoles orientés connexion</text:p>
                          <text:list>
                            <text:list-item>
                              <text:p text:style-name="P2">ex : ftp, bdd etc</text:p>
                            </text:list-item>
                            <text:list-item>
                              <text:p text:style-name="P2">déroulement</text:p>
                              <text:list>
                                <text:list-item>
                                  <text:p text:style-name="P2">authentification</text:p>
                                </text:list-item>
                                <text:list-item>
                                  <text:p text:style-name="P2">ouverture canal communication</text:p>
                                </text:list-item>
                                <text:list-item>
                                  <text:p text:style-name="P2">échange requêtes / réponses</text:p>
                                </text:list-item>
                                <text:list-item>
                                  <text:p text:style-name="P2">fermeture canal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http n'est pas orienté connexion</text:p>
                          <text:list>
                            <text:list-item>
                              <text:p text:style-name="P2">car prévu pour répondre le plus rapidement possible aux requêtes sans garder aucune trace</text:p>
                            </text:list-item>
                            <text:list-item>
                              <text:p text:style-name="P2">au début pour permettre la publication d'articles scientifiques au CERN</text:p>
                            </text:list-item>
                            <text:list-item>
                              <text:p text:style-name="P2">avant par ftp (file transfert protocol)</text:p>
                              <text:list>
                                <text:list-item>
                                  <text:p text:style-name="P2">permet de se connecter</text:p>
                                </text:list-item>
                                <text:list-item>
                                  <text:p text:style-name="P2"><text:soft-page-break/>de voir liste répertoires</text:p>
                                </text:list-item>
                                <text:list-item>
                                  <text:p text:style-name="P2">de naviguer dans arbre</text:p>
                                </text:list-item>
                                <text:list-item>
                                  <text:p text:style-name="P2">de prendre document</text:p>
                                </text:list-item>
                                <text:list-item>
                                  <text:p text:style-name="P2">puis se déconnecter</text:p>
                                </text:list-item>
                              </text:list>
                            </text:list-item>
                            <text:list-item>
                              <text:p text:style-name="P2">trop long, il voulait truc intuitif</text:p>
                            </text:list-item>
                            <text:list-item>
                              <text:p text:style-name="P2">interface graphique et clique pour ouvrir direct</text:p>
                            </text:list-item>
                          </text:list>
                        </text:list-item>
                        <text:list-item>
                          <text:p text:style-name="P2">donc documents sur web sont publiques par défaut</text:p>
                          <text:list>
                            <text:list-item>
                              <text:p text:style-name="P2">dans public html</text:p>
                            </text:list-item>
                            <text:list-item>
                              <text:p text:style-name="P2">tout ce qu'on y met de base est dispo pour tout le monde</text:p>
                            </text:list-item>
                            <text:list-item>
                              <text:p text:style-name="P2">mais par la suite on a créé mécanismes authentification</text:p>
                            </text:list-item>
                          </text:list>
                        </text:list-item>
                        <text:list-item>
                          <text:p text:style-name="P2">du coup dure pour nous pour applications</text:p>
                          <text:list>
                            <text:list-item>
                              <text:p text:style-name="P2">web pas prévu pour au début</text:p>
                            </text:list-item>
                            <text:list-item>
                              <text:p text:style-name="P2">du coup dans applications :</text:p>
                            </text:list-item>
                            <text:list-item>
                              <text:p text:style-name="P2">besoin de suivre la liste des requêtes d'un même utilisateur</text:p>
                            </text:list-item>
                            <text:list-item>
                              <text:p text:style-name="P2">besoin mémoriser</text:p>
                            </text:list-item>
                            <text:list-item>
                              <text:p text:style-name="P2">demande effort car pas prévu pou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URL</text:p>
                  <text:list>
                    <text:list-item>
                      <text:p text:style-name="P2">uniform ressource locator</text:p>
                    </text:list-item>
                    <text:list-item>
                      <text:p text:style-name="P2">adresse de ressource</text:p>
                    </text:list-item>
                    <text:list-item>
                      <text:p text:style-name="P2">peut avoir plusieurs formes</text:p>
                      <text:list>
                        <text:list-item>
                          <text:p text:style-name="P2">notamment celle préfixée par http: → web</text:p>
                        </text:list-item>
                        <text:list-item>
                          <text:p text:style-name="P2">mais aussi mailto: → mail</text:p>
                        </text:list-item>
                        <text:list-item>
                          <text:p text:style-name="P2">ftp:</text:p>
                        </text:list-item>
                      </text:list>
                    </text:list-item>
                    <text:list-item>
                      <text:p text:style-name="P2">URL web</text:p>
                      <text:list>
                        <text:list-item>
                          <text:p text:style-name="P2">différentes parties</text:p>
                          <text:list>
                            <text:list-item>
                              <text:p text:style-name="P2">obligatoire</text:p>
                              <text:list>
                                <text:list-item>
                                  <text:p text:style-name="P2">protocole</text:p>
                                  <text:list>
                                    <text:list-item>
                                      <text:p text:style-name="P2">http://</text:p>
                                    </text:list-item>
                                  </text:list>
                                </text:list-item>
                                <text:list-item>
                                  <text:p text:style-name="P2">nom de domaine</text:p>
                                  <text:list>
                                    <text:list-item>
                                      <text:p text:style-name="P2"><text:a xlink:type="simple" xlink:href="http://www.google.fr/" text:style-name="Internet_20_link" text:visited-style-name="Visited_20_Internet_20_Link">www.google.fr</text:a></text:p>
                                    </text:list-item>
                                    <text:list-item>
                                      <text:p text:style-name="P2">liste sous domaines séparés par points</text:p>
                                    </text:list-item>
                                    <text:list-item>
                                      <text:p text:style-name="P2">sous domaines</text:p>
                                      <text:list>
                                        <text:list-item>
                                          <text:p text:style-name="P2">sous forme d'arborescence</text:p>
                                        </text:list-item>
                                        <text:list-item>
                                          <text:p text:style-name="P2">du plus local au plus global</text:p>
                                        </text:list-item>
                                        <text:list-item>
                                          <text:p text:style-name="P2">plus général</text:p>
                                          <text:list>
                                            <text:list-item>
                                              <text:p text:style-name="P2">en l'occurrence .fr</text:p>
                                            </text:list-item>
                                            <text:list-item>
                                              <text:p text:style-name="P2">domaine france</text:p>
                                            </text:list-item>
                                            <text:list-item>
                                              <text:p text:style-name="P2">permet de se retrouver dans l'ensemble des DNS (noms de serveurs)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">puis google sous domaine de fr</text:p>
                                        </text:list-item>
                                        <text:list-item>
                                          <text:p text:style-name="P2">puis www qualifie la machine / l'ensemble des machines servant ce service</text:p>
                                        </text:list-item>
                                        <text:list-item>
                                          <text:p text:style-name="P2">en pratique chez nous on a nos propres serveurs (apache) sur nos ordis</text:p>
                                        </text:list-item>
                                        <text:list-item>
                                          <text:p text:style-name="P2">localhost pour y accéd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">optionnel</text:p>
                              <text:list>
                                <text:list-item>
                                  <text:p text:style-name="P2">si fichier différent de index</text:p>
                                  <text:list>
                                    <text:list-item>
                                      <text:p text:style-name="P2">/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52296716466447425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chemin</text:p>
                                      <text:list>
                                        <text:list-item>
                                          <text:p text:style-name="P3"><text:soft-page-break/>peut être préfixé par ~nomUtilisateur/</text:p>
                                          <text:list>
                                            <text:list-item>
                                              <text:p text:style-name="P3">pour accéder au public html de l'utilisateur désigné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">puis tous les sous répertoires de public html séparés par /</text:p>
                                        </text:list-item>
                                        <text:list-item>
                                          <text:p text:style-name="P3">ne jamais mettre public html dans l'URL !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nom de fichier</text:p>
                                      <text:list>
                                        <text:list-item>
                                          <text:p text:style-name="P3">ex : index.ph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3503145" text:continue-list="list811432406677396802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">si paramètres passés en get</text:p>
                                  <text:list>
                                    <text:list-item>
                                      <text:p text:style-name="P2">?</text:p>
                                    </text:list-item>
                                    <text:list-item>
                                      <text:p text:style-name="P2">nomParam=valParam</text:p>
                                    </text:list-item>
                                    <text:list-item>
                                      <text:p text:style-name="P2">&amp;</text:p>
                                    </text:list-item>
                                    <text:list-item>
                                      <text:p text:style-name="P2">nomParam2=valParam2</text:p>
                                    </text:list-item>
                                    <text:list-item>
                                      <text:p text:style-name="P2">etc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possibilité URL relatives</text:p>
                          <text:list>
                            <text:list-item>
                              <text:p text:style-name="P2">notamment dans liens</text:p>
                            </text:list-item>
                            <text:list-item>
                              <text:p text:style-name="P2">du coup requête réeffectuée sur même serveu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client / serveur</text:p>
                  <text:list>
                    <text:list-item>
                      <text:p text:style-name="P2">intro</text:p>
                      <text:list>
                        <text:list-item>
                          <text:p text:style-name="P2">séparation entre</text:p>
                          <text:list>
                            <text:list-item>
                              <text:p text:style-name="P2">traitements sur machien serveur</text:p>
                            </text:list-item>
                            <text:list-item>
                              <text:p text:style-name="P2">et traitements locaux sur client</text:p>
                            </text:list-item>
                          </text:list>
                        </text:list-item>
                        <text:list-item>
                          <text:p text:style-name="P2">en pratique en TP</text:p>
                          <text:list>
                            <text:list-item>
                              <text:p text:style-name="P2">client (navigateur) et serveur (apache) sur même machine</text:p>
                            </text:list-item>
                            <text:list-item>
                              <text:p text:style-name="P2">du coup on peut directement voir effets modifications</text:p>
                            </text:list-item>
                            <text:list-item>
                              <text:p text:style-name="P2">travail plus facile</text:p>
                            </text:list-item>
                          </text:list>
                        </text:list-item>
                        <text:list-item>
                          <text:p text:style-name="P2">sinon en temps normal</text:p>
                          <text:list>
                            <text:list-item>
                              <text:p text:style-name="P2">obligé de faire communications ftp avec le serveur pour syncronis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ôté serveur</text:p>
                      <text:list>
                        <text:list-item>
                          <text:p text:style-name="P2">cgi</text:p>
                          <text:list>
                            <text:list-item>
                              <text:p text:style-name="P2">intro</text:p>
                              <text:list>
                                <text:list-item>
                                  <text:p text:style-name="P2">common gateway interface</text:p>
                                </text:list-item>
                                <text:list-item>
                                  <text:p text:style-name="P2">historiquement c'était ça qu'on utilisait avant</text:p>
                                </text:list-item>
                                <text:list-item>
                                  <text:p text:style-name="P2">toujours possible faire applications cgi</text:p>
                                </text:list-item>
                                <text:list-item>
                                  <text:p text:style-name="P2">(configurer apache pour ça)</text:p>
                                </text:list-item>
                              </text:list>
                            </text:list-item>
                            <text:list-item>
                              <text:p text:style-name="P2">fonctionnement</text:p>
                              <text:list>
                                <text:list-item>
                                  <text:p text:style-name="P2">tournaient côté serveur</text:p>
                                </text:list-item>
                                <text:list-item>
                                  <text:p text:style-name="P2">fabriquaient dans leur sortie standard du html</text:p>
                                </text:list-item>
                              </text:list>
                            </text:list-item>
                            <text:list-item>
                              <text:p text:style-name="P2">langages de programmation</text:p>
                              <text:list>
                                <text:list-item>
                                  <text:p text:style-name="P2">principalement au départ perl</text:p>
                                </text:list-item>
                                <text:list-item>
                                  <text:p text:style-name="P2">possible aussi en C ou même en bash</text:p>
                                </text:list-item>
                              </text:list>
                            </text:list-item>
                            <text:list-item>
                              <text:p text:style-name="P2">inconvégnent principal</text:p>
                              <text:list>
                                <text:list-item>
                                  <text:p text:style-name="P2">serveur apache créé un processur (fork)</text:p>
                                </text:list-item>
                                <text:list-item>
                                  <text:p text:style-name="P2">execute code du cgi</text:p>
                                </text:list-item>
                                <text:list-item>
                                  <text:p text:style-name="P2">assez lourd, consomme beaucoup de ressource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modules</text:p>
                          <text:list>
                            <text:list-item>
                              <text:p text:style-name="P2">apparus en suite interpréteurs intégrés dans modules du serveur</text:p>
                            </text:list-item>
                            <text:list-item>
                              <text:p text:style-name="P2">apache possède des modules permettant d'interpréter PHP / python / autre</text:p>
                            </text:list-item>
                            <text:list-item>
                              <text:p text:style-name="P2">requête php</text:p>
                              <text:list>
                                <text:list-item>
                                  <text:p text:style-name="P2">pas processus léger par fork</text:p>
                                </text:list-item>
                                <text:list-item>
                                  <text:p text:style-name="P2">mais processus léger avec thread</text:p>
                                </text:list-item>
                                <text:list-item>
                                  <text:p text:style-name="P2"><text:soft-page-break/>c'est ce thread qui va produire du html sur la sortie standard</text:p>
                                </text:list-item>
                                <text:list-item>
                                  <text:p text:style-name="P2">c'est cette sortie standard qui sera envoyée comme résultat de la requêt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côté client</text:p>
                      <text:list>
                        <text:list-item>
                          <text:p text:style-name="P2">grand nombre de technologies</text:p>
                          <text:list>
                            <text:list-item>
                              <text:p text:style-name="P2">animations flash actionscript etc</text:p>
                            </text:list-item>
                            <text:list-item>
                              <text:p text:style-name="P2">applet java : possibilité encapsuler java à l'intérieur page html</text:p>
                            </text:list-item>
                            <text:list-item>
                              <text:p text:style-name="P2">javascript</text:p>
                              <text:list>
                                <text:list-item>
                                  <text:p text:style-name="P2">langage le plus utilisé sur le web côté client</text:p>
                                </text:list-item>
                                <text:list-item>
                                  <text:p text:style-name="P2">HTML5</text:p>
                                  <text:list>
                                    <text:list-item>
                                      <text:p text:style-name="P2">principalement des API client pour développement javascript</text:p>
                                    </text:list-item>
                                    <text:list-item>
                                      <text:p text:style-name="P2">donc MAJ surtout faite pour javascript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pourquoi développements côté client ?</text:p>
                          <text:list>
                            <text:list-item>
                              <text:p text:style-name="P2">car plus il y a de développement côté client</text:p>
                            </text:list-item>
                            <text:list-item>
                              <text:p text:style-name="P2">moins il y a besoin de faire des requêtes côté serveur</text:p>
                            </text:list-item>
                            <text:list-item>
                              <text:p text:style-name="P2">donc moins on est tributaire du réseau</text:p>
                            </text:list-item>
                            <text:list-item>
                              <text:p text:style-name="P2">du coup moins de lag</text:p>
                            </text:list-item>
                          </text:list>
                        </text:list-item>
                        <text:list-item>
                          <text:p text:style-name="P2">de moins en moins de requêtes au serveur</text:p>
                          <text:list>
                            <text:list-item>
                              <text:p text:style-name="P2">celles ci sont minimisées</text:p>
                            </text:list-item>
                            <text:list-item>
                              <text:p text:style-name="P2">mais aussi assynchrones</text:p>
                              <text:list>
                                <text:list-item>
                                  <text:p text:style-name="P2">on fait une requête</text:p>
                                </text:list-item>
                                <text:list-item>
                                  <text:p text:style-name="P2">pendant que la requête est envoyée, avant même d'avoir réponse :</text:p>
                                </text:list-item>
                                <text:list-item>
                                  <text:p text:style-name="P2">des calculs se font côté client avec javascript</text:p>
                                </text:list-item>
                                <text:list-item>
                                  <text:p text:style-name="P2">l'application agit donc de manière autonome</text:p>
                                </text:list-item>
                                <text:list-item>
                                  <text:p text:style-name="P2">elle envoie juste régulièrement des requêtes pour mettre le serveur a jou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architecture 3/3</text:p>
                  <text:list>
                    <text:list-item>
                      <text:p text:style-name="P2">applications réparties en plusieurs serveurs</text:p>
                      <text:list>
                        <text:list-item>
                          <text:p text:style-name="P2">serveur http</text:p>
                        </text:list-item>
                        <text:list-item>
                          <text:p text:style-name="P2">client local</text:p>
                        </text:list-item>
                        <text:list-item>
                          <text:p text:style-name="P2">serveur BDD</text:p>
                        </text:list-item>
                      </text:list>
                    </text:list-item>
                    <text:list-item>
                      <text:p text:style-name="P2">déroulement</text:p>
                      <text:list>
                        <text:list-item>
                          <text:p text:style-name="P2">client envoie requêtes au serveur http</text:p>
                        </text:list-item>
                        <text:list-item>
                          <text:p text:style-name="P2">qui envoie requêtes à serveur par ex mySQL</text:p>
                        </text:list-item>
                        <text:list-item>
                          <text:p text:style-name="P2">(c'est pas le serveur directement qui envoie requêtes</text:p>
                        </text:list-item>
                        <text:list-item>
                          <text:p text:style-name="P2">c'est notre code php exécuté dans thread</text:p>
                        </text:list-item>
                        <text:list-item>
                          <text:p text:style-name="P2">puis récupère et met en page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HTML XHTML HTML5</text:p>
          <text:list>
            <text:list-item>
              <text:p text:style-name="P2">intro</text:p>
              <text:list>
                <text:list-item>
                  <text:p text:style-name="P2">HTML de base (avant XHTML)</text:p>
                  <text:list>
                    <text:list-item>
                      <text:p text:style-name="P2">HTML de tim berners lee de base</text:p>
                    </text:list-item>
                    <text:list-item>
                      <text:p text:style-name="P2">reppris par W3C (world wide web consortium)</text:p>
                    </text:list-item>
                    <text:list-item>
                      <text:p text:style-name="P2">W3C met des normes à respecter</text:p>
                    </text:list-item>
                  </text:list>
                </text:list-item>
                <text:list-item>
                  <text:p text:style-name="P2">XHTML</text:p>
                  <text:list>
                    <text:list-item>
                      <text:p text:style-name="P2">XHTML est une application XML</text:p>
                    </text:list-item>
                    <text:list-item>
                      <text:p text:style-name="P2">XML</text:p>
                      <text:list>
                        <text:list-item>
                          <text:p text:style-name="P2">simplification de SGML</text:p>
                          <text:list>
                            <text:list-item>
                              <text:p text:style-name="P2">prévu de base pour édition de données</text:p>
                            </text:list-item>
                            <text:list-item>
                              <text:p text:style-name="P2">extrêmement compliqué et puissant</text:p>
                            </text:list-item>
                          </text:list>
                        </text:list-item>
                        <text:list-item>
                          <text:p text:style-name="P2"><text:soft-page-break/>grammaire permettant de définir différents langages (appelés applications) XML</text:p>
                        </text:list-item>
                        <text:list-item>
                          <text:p text:style-name="P2">c'est un ensemble de règles</text:p>
                        </text:list-item>
                      </text:list>
                    </text:list-item>
                    <text:list-item>
                      <text:p text:style-name="P2">XHTML beaucoup plus strict</text:p>
                      <text:list>
                        <text:list-item>
                          <text:p text:style-name="P2">ex</text:p>
                          <text:list>
                            <text:list-item>
                              <text:p text:style-name="P2">balise ouvrante → balise fermante</text:p>
                            </text:list-item>
                            <text:list-item>
                              <text:p text:style-name="P2">(pas obligé en HTML)</text:p>
                            </text:list-item>
                          </text:list>
                        </text:list-item>
                        <text:list-item>
                          <text:p text:style-name="P2">but</text:p>
                          <text:list>
                            <text:list-item>
                              <text:p text:style-name="P2">juste pour forcer à écrire proprement</text:p>
                            </text:list-item>
                            <text:list-item>
                              <text:p text:style-name="P2">navigateur accepte de toute manière syntaxe relachée</text:p>
                            </text:list-item>
                            <text:list-item>
                              <text:p text:style-name="P2">strict aussi pour les robots de recherch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HTML5</text:p>
                  <text:list>
                    <text:list-item>
                      <text:p text:style-name="P2">depuis 2006</text:p>
                    </text:list-item>
                    <text:list-item>
                      <text:p text:style-name="P2">répandu ?</text:p>
                      <text:list>
                        <text:list-item>
                          <text:p text:style-name="P2">pas encore sur tous les navigateurs</text:p>
                        </text:list-item>
                        <text:list-item>
                          <text:p text:style-name="P2">partiellement présent sur beaucoup</text:p>
                        </text:list-item>
                        <text:list-item>
                          <text:p text:style-name="P2">les navigateurs récents sont à peu prés tous à jour</text:p>
                        </text:list-item>
                      </text:list>
                    </text:list-item>
                    <text:list-item>
                      <text:p text:style-name="P2">du coup incompatibilité vieux navigateurs</text:p>
                      <text:list>
                        <text:list-item>
                          <text:p text:style-name="P2">mais possible écrire scriptes javascript</text:p>
                        </text:list-item>
                        <text:list-item>
                          <text:p text:style-name="P2">pour détecter si vieille version HTML</text:p>
                        </text:list-item>
                        <text:list-item>
                          <text:p text:style-name="P2">et produire présentation à la HTML5 fabriquée en javascript</text:p>
                        </text:list-item>
                      </text:list>
                    </text:list-item>
                  </text:list>
                </text:list-item>
                <text:list-item>
                  <text:p text:style-name="P2">depuis XHTML : séparation forme / fond</text:p>
                  <text:list>
                    <text:list-item>
                      <text:p text:style-name="P2">avant, mélange balises structuration et mise en forme</text:p>
                    </text:list-item>
                    <text:list-item>
                      <text:p text:style-name="P2">puis CSS est apparu</text:p>
                    </text:list-item>
                    <text:list-item>
                      <text:p text:style-name="P2">(feuilles de style en cascade)</text:p>
                    </text:list-item>
                    <text:list-item>
                      <text:p text:style-name="P2">dans HTML : fond</text:p>
                    </text:list-item>
                    <text:list-item>
                      <text:p text:style-name="P2">CSS : forme</text:p>
                    </text:list-item>
                  </text:list>
                </text:list-item>
                <text:list-item>
                  <text:p text:style-name="P2">sites utiles</text:p>
                  <text:list>
                    <text:list-item>
                      <text:p text:style-name="P2">w3schools.com : cours exhaustifs mais pas très pédagogiques</text:p>
                    </text:list-item>
                    <text:list-item>
                      <text:p text:style-name="P2">validator.w3.org</text:p>
                      <text:list>
                        <text:list-item>
                          <text:p text:style-name="P2">valide les pages</text:p>
                        </text:list-item>
                        <text:list-item>
                          <text:p text:style-name="P2">dit si elles sont conformes aux normes W3C</text:p>
                        </text:list-item>
                      </text:list>
                    </text:list-item>
                    <text:list-item>
                      <text:p text:style-name="P2">w3.org</text:p>
                      <text:list>
                        <text:list-item>
                          <text:p text:style-name="P2">contient toutes les normes</text:p>
                        </text:list-item>
                        <text:list-item>
                          <text:p text:style-name="P2">assez hardue à lire</text:p>
                        </text:list-item>
                      </text:list>
                    </text:list-item>
                  </text:list>
                </text:list-item>
                <text:list-item>
                  <text:p text:style-name="P2">vocabulaire</text:p>
                  <text:list>
                    <text:list-item>
                      <text:p text:style-name="P2">document</text:p>
                      <text:list>
                        <text:list-item>
                          <text:p text:style-name="P2">ensemble du texte composé</text:p>
                          <text:list>
                            <text:list-item>
                              <text:p text:style-name="P2">du fichier principale (un seul fichier HTML)</text:p>
                            </text:list-item>
                            <text:list-item>
                              <text:p text:style-name="P2">des fichiers inclus ou référencés</text:p>
                              <text:list>
                                <text:list-item>
                                  <text:p text:style-name="P2">image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racine d'accés aux objets en javascript</text:p>
                          <text:list>
                            <text:list-item>
                              <text:p text:style-name="P2">les pages sont en fait sous forme d'arbres, le DOM</text:p>
                            </text:list-item>
                            <text:list-item>
                              <text:p text:style-name="P2">racine : document</text:p>
                            </text:list-item>
                            <text:list-item>
                              <text:p text:style-name="P2">puis en descendant : imbrication de balises</text:p>
                            </text:list-item>
                            <text:list-item>
                              <text:p text:style-name="P2">feuilles = textes etc je pens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alises (déjà vu)</text:p>
                    </text:list-item>
                    <text:list-item>
                      <text:p text:style-name="P2">élément</text:p>
                      <text:list>
                        <text:list-item>
                          <text:p text:style-name="P2">nœud (pas plutôt sous arbre ?) du DOM</text:p>
                        </text:list-item>
                        <text:list-item>
                          <text:p text:style-name="P2"><text:soft-page-break/>correspond à deux balises + contenu</text:p>
                        </text:list-item>
                        <text:list-item>
                          <text:p text:style-name="P2">syntaxe : &lt;balise&gt;pioejr&lt;/balise&gt;</text:p>
                        </text:list-item>
                      </text:list>
                    </text:list-item>
                    <text:list-item>
                      <text:p text:style-name="P2">élément vide</text:p>
                      <text:list>
                        <text:list-item>
                          <text:p text:style-name="P2">une seule balise ouvrante fermante</text:p>
                        </text:list-item>
                        <text:list-item>
                          <text:p text:style-name="P2">syntaxe</text:p>
                          <text:list>
                            <text:list-item>
                              <text:p text:style-name="P2">stricte : &lt;balise /&gt;</text:p>
                            </text:list-item>
                            <text:list-item>
                              <text:p text:style-name="P2">mais &lt;balise&gt; autorisé et compris par navigateurs</text:p>
                            </text:list-item>
                          </text:list>
                        </text:list-item>
                        <text:list-item>
                          <text:p text:style-name="P2">exemple : &lt;br /&gt;</text:p>
                          <text:list>
                            <text:list-item>
                              <text:p text:style-name="P2">pour sauter une ligne</text:p>
                            </text:list-item>
                            <text:list-item>
                              <text:p text:style-name="P2">car retour à la ligne (entrée) blancs etc,</text:p>
                            </text:list-item>
                            <text:list-item>
                              <text:p text:style-name="P2">sont pas considérés dans page htm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attributs</text:p>
                      <text:list>
                        <text:list-item>
                          <text:p text:style-name="P2">propriétés des balises</text:p>
                        </text:list-item>
                        <text:list-item>
                          <text:p text:style-name="P2">syntaxe</text:p>
                          <text:list>
                            <text:list-item>
                              <text:p text:style-name="P2">nom="valeur"</text:p>
                            </text:list-item>
                            <text:list-item>
                              <text:p text:style-name="P2">nom='valeur'</text:p>
                            </text:list-item>
                          </text:list>
                        </text:list-item>
                        <text:list-item>
                          <text:p text:style-name="P2">situé où ?</text:p>
                          <text:list>
                            <text:list-item>
                              <text:p text:style-name="P2">jamais dans balise fermante</text:p>
                            </text:list-item>
                            <text:list-item>
                              <text:p text:style-name="P2">uniquement dans ouvrante</text:p>
                            </text:list-item>
                            <text:list-item>
                              <text:p text:style-name="P2">ou dans balise seule pour éléments vides</text:p>
                            </text:list-item>
                          </text:list>
                        </text:list-item>
                        <text:list-item>
                          <text:p text:style-name="P2">nom</text:p>
                          <text:list>
                            <text:list-item>
                              <text:p text:style-name="P2">spécifié par la norme</text:p>
                            </text:list-item>
                            <text:list-item>
                              <text:p text:style-name="P2">on peut quand même parfois rajouter des attributs</text:p>
                            </text:list-item>
                            <text:list-item>
                              <text:p text:style-name="P2">(je sais pas comment)</text:p>
                            </text:list-item>
                          </text:list>
                        </text:list-item>
                        <text:list-item>
                          <text:p text:style-name="P2">certains attributs sont communs à beaucoup d'éléments HTML</text:p>
                          <text:list>
                            <text:list-item>
                              <text:p text:style-name="P2">ex</text:p>
                              <text:list>
                                <text:list-item>
                                  <text:p text:style-name="P2">id</text:p>
                                  <text:list>
                                    <text:list-item>
                                      <text:p text:style-name="P2">identificateur unique d'un élément</text:p>
                                    </text:list-item>
                                    <text:list-item>
                                      <text:p text:style-name="P2">unique dans une page ou dans toutes ? (je sais pas)</text:p>
                                    </text:list-item>
                                    <text:list-item>
                                      <text:p text:style-name="P2">identification très utile côté client</text:p>
                                    </text:list-item>
                                    <text:list-item>
                                      <text:p text:style-name="P2">en javascript peut faire "getElementByID" donc utile</text:p>
                                    </text:list-item>
                                  </text:list>
                                </text:list-item>
                                <text:list-item>
                                  <text:p text:style-name="P2">name</text:p>
                                  <text:list>
                                    <text:list-item>
                                      <text:p text:style-name="P2">nom la plupart du temps également identifiant</text:p>
                                    </text:list-item>
                                    <text:list-item>
                                      <text:p text:style-name="P2">mais pas toujours</text:p>
                                    </text:list-item>
                                    <text:list-item>
                                      <text:p text:style-name="P2">ex : radiobutton</text:p>
                                      <text:list>
                                        <text:list-item>
                                          <text:p text:style-name="P2">permet de choisir une option parmi plusieurs</text:p>
                                        </text:list-item>
                                        <text:list-item>
                                          <text:p text:style-name="P2">la plupart du temps : même name pour chaque</text:p>
                                        </text:list-item>
                                        <text:list-item>
                                          <text:p text:style-name="P2">c'est value qui change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">value</text:p>
                                  <text:list>
                                    <text:list-item>
                                      <text:p text:style-name="P2">pour attribuer valeur</text:p>
                                    </text:list-item>
                                    <text:list-item>
                                      <text:p text:style-name="P2">associé à name</text:p>
                                    </text:list-item>
                                    <text:list-item>
                                      <text:p text:style-name="P2">(toujours je crois mais pas sur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syntaxe HTML5</text:p>
              <text:list>
                <text:list-item>
                  <text:p text:style-name="P2">généralités</text:p>
                  <text:list>
                    <text:list-item>
                      <text:p text:style-name="P2">HTML5 laxiste par rapport à XHTML</text:p>
                      <text:list>
                        <text:list-item>
                          <text:p text:style-name="P2">(retour à l'ancienne)</text:p>
                        </text:list-item>
                        <text:list-item>
                          <text:p text:style-name="P2">head et body optionnelles</text:p>
                        </text:list-item>
                      </text:list>
                    </text:list-item>
                    <text:list-item>
                      <text:p text:style-name="P2">code classique minimale</text:p>
                      <text:list>
                        <text:list-item>
                          <text:p text:style-name="P2">&lt;!doctype html&gt;</text:p>
                          <text:list>
                            <text:list-item>
                              <text:p text:style-name="P2"><text:soft-page-break/>sous xhtml très complexe référençant l'adresse de la DTD utilisée</text:p>
                            </text:list-item>
                            <text:list-item>
                              <text:p text:style-name="P2">DTD</text:p>
                              <text:list>
                                <text:list-item>
                                  <text:p text:style-name="P2">grammaire html</text:p>
                                </text:list-item>
                                <text:list-item>
                                  <text:p text:style-name="P2">document type definition</text:p>
                                </text:list-item>
                                <text:list-item>
                                  <text:p text:style-name="P2">définit</text:p>
                                  <text:list>
                                    <text:list-item>
                                      <text:p text:style-name="P2">balises permises</text:p>
                                    </text:list-item>
                                    <text:list-item>
                                      <text:p text:style-name="P2">attributs permis</text:p>
                                    </text:list-item>
                                    <text:list-item>
                                      <text:p text:style-name="P2">etc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&lt;html lang="fr"&gt;</text:p>
                        </text:list-item>
                        <text:list-item>
                          <text:p text:style-name="P2">&lt;head&gt;</text:p>
                          <text:list>
                            <text:list-item>
                              <text:p text:style-name="P2">à ne pas confondre avec header</text:p>
                            </text:list-item>
                            <text:list-item>
                              <text:p text:style-name="P2">head n'est pas visible</text:p>
                            </text:list-item>
                            <text:list-item>
                              <text:p text:style-name="P2">contient des informations</text:p>
                              <text:list>
                                <text:list-item>
                                  <text:p text:style-name="P2">metadonnées</text:p>
                                </text:list-item>
                                <text:list-item>
                                  <text:p text:style-name="P2">ressources scripts et CSS</text:p>
                                </text:list-item>
                                <text:list-item>
                                  <text:p text:style-name="P2">etc</text:p>
                                </text:list-item>
                              </text:list>
                            </text:list-item>
                            <text:list-item>
                              <text:p text:style-name="P2">une chose indispensable dans head :</text:p>
                            </text:list-item>
                            <text:list-item>
                              <text:p text:style-name="P2">charset</text:p>
                              <text:list>
                                <text:list-item>
                                  <text:p text:style-name="P2">système d'encodage des caractères du fichier</text:p>
                                </text:list-item>
                                <text:list-item>
                                  <text:p text:style-name="P2">au sein d'un même fichier on peut avoir des fichiers utf-8 et isolatin1</text:p>
                                  <text:list>
                                    <text:list-item>
                                      <text:p text:style-name="P2">isolatin1 : caractère = 1 octet</text:p>
                                    </text:list-item>
                                    <text:list-item>
                                      <text:p text:style-name="P2">utf-8 : = 4 octets</text:p>
                                    </text:list-item>
                                  </text:list>
                                </text:list-item>
                                <text:list-item>
                                  <text:p text:style-name="P2">de préférence choisir utf-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&lt;!-- … --&gt;</text:p>
                          <text:list>
                            <text:list-item>
                              <text:p text:style-name="P2">commentaires</text:p>
                            </text:list-item>
                            <text:list-item>
                              <text:p text:style-name="P2">attention dans les imbrications : l'ouverture la plus extérieur est fermée par la fermeture la plus intérieur (car ouvertures intérieurs considérées comme faisant partie du commentaire)</text:p>
                            </text:list-item>
                          </text:list>
                        </text:list-item>
                        <text:list-item>
                          <text:p text:style-name="P2">&lt;title&gt;</text:p>
                          <text:list>
                            <text:list-item>
                              <text:p text:style-name="P2">titre affiché dans la barre de la fenêtre du navigateur</text:p>
                            </text:list-item>
                          </text:list>
                        </text:list-item>
                        <text:list-item>
                          <text:p text:style-name="P2">&lt;body&gt;</text:p>
                          <text:list>
                            <text:list-item>
                              <text:p text:style-name="P2">contient tout ce qui va être visible dans la fenêtre du navigateur</text:p>
                            </text:list-item>
                          </text:list>
                        </text:list-item>
                        <text:list-item>
                          <text:p text:style-name="P2">&lt;header&gt;</text:p>
                          <text:list>
                            <text:list-item>
                              <text:p text:style-name="P2">en-tête visuel</text:p>
                            </text:list-item>
                            <text:list-item>
                              <text:p text:style-name="P2">bannière haute horizontale</text:p>
                            </text:list-item>
                          </text:list>
                        </text:list-item>
                        <text:list-item>
                          <text:p text:style-name="P2">&lt;footer&gt;</text:p>
                          <text:list>
                            <text:list-item>
                              <text:p text:style-name="P2">bannière bass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l'en tête du document</text:p>
                  <text:list>
                    <text:list-item>
                      <text:p text:style-name="P2">head</text:p>
                      <text:list>
                        <text:list-item>
                          <text:p text:style-name="P2">meta</text:p>
                          <text:list>
                            <text:list-item>
                              <text:p text:style-name="P2">ce sont les métadonnées</text:p>
                              <text:list>
                                <text:list-item>
                                  <text:p text:style-name="P2">données sur un document</text:p>
                                </text:list-item>
                                <text:list-item>
                                  <text:p text:style-name="P2">ex : auteur, date, références etc</text:p>
                                </text:list-item>
                                <text:list-item>
                                  <text:p text:style-name="P2">données qui ne sont pas visibles mais qualifient le document et non le contenu</text:p>
                                </text:list-item>
                                <text:list-item>
                                  <text:p text:style-name="P2">importantes nottamment pour moteurs de recherches</text:p>
                                </text:list-item>
                              </text:list>
                            </text:list-item>
                            <text:list-item>
                              <text:p text:style-name="P2">attributs</text:p>
                              <text:list>
                                <text:list-item>
                                  <text:p text:style-name="P2">charset (déjà vu)</text:p>
                                </text:list-item>
                                <text:list-item>
                                  <text:p text:style-name="P2">name</text:p>
                                  <text:list>
                                    <text:list-item>
                                      <text:p text:style-name="P2"><text:soft-page-break/>author</text:p>
                                    </text:list-item>
                                    <text:list-item>
                                      <text:p text:style-name="P2">descriptions</text:p>
                                    </text:list-item>
                                    <text:list-item>
                                      <text:p text:style-name="P2">keywords (important pour indexation par robots)</text:p>
                                    </text:list-item>
                                  </text:list>
                                </text:list-item>
                                <text:list-item>
                                  <text:p text:style-name="P2">content</text:p>
                                  <text:list>
                                    <text:list-item>
                                      <text:p text:style-name="P2">les valeurs correspondant au name</text:p>
                                    </text:list-item>
                                  </text:list>
                                </text:list-item>
                                <text:list-item>
                                  <text:p text:style-name="P2">http-equiv</text:p>
                                  <text:list>
                                    <text:list-item>
                                      <text:p text:style-name="P2">utile pour envoyer en-têtes http au navigateur</text:p>
                                    </text:list-item>
                                    <text:list-item>
                                      <text:p text:style-name="P2">par exemple pour rafraichir la page toutes les x secondes</text:p>
                                    </text:list-item>
                                    <text:list-item>
                                      <text:p text:style-name="P2">&lt;meta http-equiv="refresh" content="5" /&gt;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script</text:p>
                          <text:list>
                            <text:list-item>
                              <text:p text:style-name="P2">scriptes javascript de préférence dans des fichiers à part</text:p>
                            </text:list-item>
                            <text:list-item>
                              <text:p text:style-name="P2">balise script permet de référencer le source</text:p>
                            </text:list-item>
                            <text:list-item>
                              <text:p text:style-name="P2">mais peut aussi mettre code directement entre &lt;script&gt; et &lt;/script&gt; je crois</text:p>
                            </text:list-item>
                            <text:list-item>
                              <text:p text:style-name="P2">script n'est pas un élément vide ! Même si on ne fait que référencer une page, ne pas oublier de fermer la balise</text:p>
                            </text:list-item>
                          </text:list>
                        </text:list-item>
                        <text:list-item>
                          <text:p text:style-name="P2">link</text:p>
                          <text:list>
                            <text:list-item>
                              <text:p text:style-name="P2">permet d'indiquer des feuilles CSS par exemple (mais aussi d'autres)</text:p>
                            </text:list-item>
                            <text:list-item>
                              <text:p text:style-name="P2">possible mettre style CSS direct dans html mais plus propre à par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corps du document</text:p>
              <text:list>
                <text:list-item>
                  <text:p text:style-name="P2">affichage des éléments</text:p>
                  <text:list>
                    <text:list-item>
                      <text:p text:style-name="P2">inline</text:p>
                      <text:list>
                        <text:list-item>
                          <text:p text:style-name="P2">pas de retour à la ligne entre deux inline</text:p>
                        </text:list-item>
                        <text:list-item>
                          <text:p text:style-name="P2">ex : caractères d'un texte, span, a, input etc</text:p>
                        </text:list-item>
                      </text:list>
                    </text:list-item>
                    <text:list-item>
                      <text:p text:style-name="P2">bloc</text:p>
                      <text:list>
                        <text:list-item>
                          <text:p text:style-name="P2">saut de ligne avant et après</text:p>
                        </text:list-item>
                        <text:list-item>
                          <text:p text:style-name="P2">x : p, h1, header...</text:p>
                        </text:list-item>
                        <text:list-item>
                          <text:p text:style-name="P2">avant, div aussi</text:p>
                          <text:list>
                            <text:list-item>
                              <text:p text:style-name="P2">sans sémantique</text:p>
                            </text:list-item>
                            <text:list-item>
                              <text:p text:style-name="P2">mise en forme subjective avec class etc</text:p>
                            </text:list-item>
                            <text:list-item>
                              <text:p text:style-name="P2">servait a structuré</text:p>
                            </text:list-item>
                            <text:list-item>
                              <text:p text:style-name="P2">pas recommandé en html5</text:p>
                            </text:list-item>
                          </text:list>
                        </text:list-item>
                        <text:list-item>
                          <text:p text:style-name="P2">historiquement structuration :</text:p>
                          <text:list>
                            <text:list-item>
                              <text:p text:style-name="P2">table → div → balises sémantiques (header nav article et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attributs de base</text:p>
                  <text:list>
                    <text:list-item>
                      <text:p text:style-name="P2">généralités</text:p>
                      <text:list>
                        <text:list-item>
                          <text:p text:style-name="P2">attributs communs à quasiment toutes les balises</text:p>
                        </text:list-item>
                        <text:list-item>
                          <text:p text:style-name="P2">autre nom : core attributs</text:p>
                        </text:list-item>
                      </text:list>
                    </text:list-item>
                    <text:list-item>
                      <text:p text:style-name="P2">exemples</text:p>
                      <text:list>
                        <text:list-item>
                          <text:p text:style-name="P2">class</text:p>
                          <text:list>
                            <text:list-item>
                              <text:p text:style-name="P2">noms (pas forcément uniques) permettant de spécifier une mise en page</text:p>
                            </text:list-item>
                          </text:list>
                        </text:list-item>
                        <text:list-item>
                          <text:p text:style-name="P2">id</text:p>
                          <text:list>
                            <text:list-item>
                              <text:p text:style-name="P2">déjà vu</text:p>
                            </text:list-item>
                          </text:list>
                        </text:list-item>
                        <text:list-item>
                          <text:p text:style-name="P2">title</text:p>
                          <text:list>
                            <text:list-item>
                              <text:p text:style-name="P2">afficher un texte au survo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éléments indispensables</text:p>
                  <text:list>
                    <text:list-item>
                      <text:p text:style-name="P2">a</text:p>
                      <text:list>
                        <text:list-item>
                          <text:p text:style-name="P2">anchor</text:p>
                        </text:list-item>
                        <text:list-item>
                          <text:p text:style-name="P2">peuvent être utilisés comme...</text:p>
                          <text:list>
                            <text:list-item>
                              <text:p text:style-name="P2"><text:soft-page-break/>lien</text:p>
                              <text:list>
                                <text:list-item>
                                  <text:p text:style-name="P2">attribut href pour indiquer cible d'un lien</text:p>
                                </text:list-item>
                              </text:list>
                            </text:list-item>
                            <text:list-item>
                              <text:p text:style-name="P2">ou marque page</text:p>
                              <text:list>
                                <text:list-item>
                                  <text:p text:style-name="P2">créer marque page</text:p>
                                  <text:list>
                                    <text:list-item>
                                      <text:p text:style-name="P2">attribut id pour indiquer le nom du marque page</text:p>
                                    </text:list-item>
                                    <text:list-item>
                                      <text:p text:style-name="P2">(pas de href)</text:p>
                                    </text:list-item>
                                  </text:list>
                                </text:list-item>
                                <text:list-item>
                                  <text:p text:style-name="P2">faire un lien vers le marque page</text:p>
                                  <text:list>
                                    <text:list-item>
                                      <text:p text:style-name="P2">href avec #nomLien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">javascript</text:p>
                              <text:list>
                                <text:list-item>
                                  <text:p text:style-name="P2">href="javascript : instructionJavascript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script</text:p>
                      <text:list>
                        <text:list-item>
                          <text:p text:style-name="P2">pour mettre des scripts</text:p>
                        </text:list-item>
                        <text:list-item>
                          <text:p text:style-name="P2">pas forcément javascript il me semble</text:p>
                        </text:list-item>
                        <text:list-item>
                          <text:p text:style-name="P2">insère du code javascript dont le résultat est visible là où est située la balise</text:p>
                        </text:list-item>
                        <text:list-item>
                          <text:p text:style-name="P2">pas conseillé il me semble, plutôt dans fichier à part</text:p>
                        </text:list-item>
                      </text:list>
                    </text:list-item>
                    <text:list-item>
                      <text:p text:style-name="P2">p : paragraphe</text:p>
                    </text:list-item>
                    <text:list-item>
                      <text:p text:style-name="P2">br : break, passe à la ligne</text:p>
                    </text:list-item>
                    <text:list-item>
                      <text:p text:style-name="P2">h1 h2 etc : niveaux de titre</text:p>
                    </text:list-item>
                    <text:list-item>
                      <text:p text:style-name="P2">ol : liste ordonnée</text:p>
                    </text:list-item>
                    <text:list-item>
                      <text:p text:style-name="P2">ul : liste non ordonnée (souvent utilisée pour menus)</text:p>
                    </text:list-item>
                    <text:list-item>
                      <text:p text:style-name="P2">li : items des listes</text:p>
                    </text:list-item>
                    <text:list-item>
                      <text:p text:style-name="P2">div : sectionnement logique sans sémantique</text:p>
                    </text:list-item>
                    <text:list-item>
                      <text:p text:style-name="P2">table : tableau html</text:p>
                      <text:list>
                        <text:list-item>
                          <text:p text:style-name="P2">généralité</text:p>
                          <text:list>
                            <text:list-item>
                              <text:p text:style-name="P2">orienté lignes</text:p>
                              <text:list>
                                <text:list-item>
                                  <text:p text:style-name="P2">on écrit une ligne avec chacune de ses cellules, puis la suivante et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sous balises</text:p>
                          <text:list>
                            <text:list-item>
                              <text:p text:style-name="P2">tr : table row = ligne</text:p>
                            </text:list-item>
                            <text:list-item>
                              <text:p text:style-name="P2">td : table delimiter = cellule</text:p>
                            </text:list-item>
                            <text:list-item>
                              <text:p text:style-name="P2">caption : légende</text:p>
                            </text:list-item>
                            <text:list-item>
                              <text:p text:style-name="P2">th : ligne d'en-tête</text:p>
                            </text:list-item>
                          </text:list>
                        </text:list-item>
                        <text:list-item>
                          <text:p text:style-name="P2">note perso</text:p>
                          <text:list>
                            <text:list-item>
                              <text:p text:style-name="P2">th décalé d'une ligne par rapport au reste</text:p>
                            </text:list-item>
                            <text:list-item>
                              <text:p text:style-name="P2">fait pour que la première ligne soit une en-tête</text:p>
                            </text:list-item>
                            <text:list-item>
                              <text:p text:style-name="P2">et la première colonne aussi (donc une cellule de plus par tr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hr : ligne horizontale</text:p>
                    </text:list-item>
                    <text:list-item>
                      <text:p text:style-name="P2">img : insère images</text:p>
                      <text:list>
                        <text:list-item>
                          <text:p text:style-name="P2">généralités</text:p>
                          <text:list>
                            <text:list-item>
                              <text:p text:style-name="P2">ressources externes à la page web</text:p>
                            </text:list-item>
                            <text:list-item>
                              <text:p text:style-name="P2">(page web = page html avec liens vers d'autres ressources</text:p>
                            </text:list-item>
                            <text:list-item>
                              <text:p text:style-name="P2">intérêt : on charge déjà la page puis en suite les images</text:p>
                            </text:list-item>
                            <text:list-item>
                              <text:p text:style-name="P2">du coup pas de lag pour les images)</text:p>
                            </text:list-item>
                          </text:list>
                        </text:list-item>
                        <text:list-item>
                          <text:p text:style-name="P2">attributs</text:p>
                          <text:list>
                            <text:list-item>
                              <text:p text:style-name="P2">src</text:p>
                            </text:list-item>
                            <text:list-item>
                              <text:p text:style-name="P2">alt</text:p>
                            </text:list-item>
                            <text:list-item>
                              <text:p text:style-name="P2">width</text:p>
                            </text:list-item>
                            <text:list-item>
                              <text:p text:style-name="P2">heigh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nav : tout ce qui contient des liens</text:p>
                      <text:list>
                        <text:list-item>
                          <text:p text:style-name="P2">menu avec liens</text:p>
                        </text:list-item>
                        <text:list-item>
                          <text:p text:style-name="P2"><text:soft-page-break/>fil d'ariane (chemin avec liens pour remonter)</text:p>
                        </text:list-item>
                      </text:list>
                    </text:list-item>
                    <text:list-item>
                      <text:p text:style-name="P2">article</text:p>
                    </text:list-item>
                    <text:list-item>
                      <text:p text:style-name="P2">section</text:p>
                    </text:list-item>
                    <text:list-item>
                      <text:p text:style-name="P2">aside : pour ce qui n'est pas très utile, bandeaux publicitaires etc</text:p>
                    </text:list-item>
                    <text:list-item>
                      <text:p text:style-name="P2">time</text:p>
                    </text:list-item>
                    <text:list-item>
                      <text:p text:style-name="P2">figure</text:p>
                    </text:list-item>
                  </text:list>
                </text:list-item>
              </text:list>
            </text:list-item>
            <text:list-item>
              <text:p text:style-name="P2">formulaires</text:p>
              <text:list>
                <text:list-item>
                  <text:p text:style-name="P2">interactions avec utilisateur</text:p>
                </text:list-item>
                <text:list-item>
                  <text:p text:style-name="P2">éléments de formulaire</text:p>
                  <text:list>
                    <text:list-item>
                      <text:p text:style-name="P2">form</text:p>
                      <text:list>
                        <text:list-item>
                          <text:p text:style-name="P2">généralités</text:p>
                          <text:list>
                            <text:list-item>
                              <text:p text:style-name="P2">possibilité d'avoir plusieurs form</text:p>
                            </text:list-item>
                            <text:list-item>
                              <text:p text:style-name="P2">chaque formulaire a son bouton de validation</text:p>
                            </text:list-item>
                            <text:list-item>
                              <text:p text:style-name="P2">chaque bouton n'en valide qu'un seul !</text:p>
                            </text:list-item>
                            <text:list-item>
                              <text:p text:style-name="P2">faut valider après chaque remplissage</text:p>
                            </text:list-item>
                          </text:list>
                        </text:list-item>
                        <text:list-item>
                          <text:p text:style-name="P2">attributs</text:p>
                          <text:list>
                            <text:list-item>
                              <text:p text:style-name="P2">method</text:p>
                              <text:list>
                                <text:list-item>
                                  <text:p text:style-name="P2">type de requête</text:p>
                                </text:list-item>
                                <text:list-item>
                                  <text:p text:style-name="P2">get</text:p>
                                  <text:list>
                                    <text:list-item>
                                      <text:p text:style-name="P2">champs affichés en clair dans barre d'adresse</text:p>
                                    </text:list-item>
                                    <text:list-item>
                                      <text:p text:style-name="P2">même mdp</text:p>
                                    </text:list-item>
                                  </text:list>
                                </text:list-item>
                                <text:list-item>
                                  <text:p text:style-name="P2">post</text:p>
                                </text:list-item>
                              </text:list>
                            </text:list-item>
                            <text:list-item>
                              <text:p text:style-name="P2">action</text:p>
                              <text:list>
                                <text:list-item>
                                  <text:p text:style-name="P2">url actionnée lorsqu'on soumet le formulaire</text:p>
                                </text:list-item>
                                <text:list-item>
                                  <text:p text:style-name="P2">si on met rien on retombe sur la page où est le formula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target</text:p>
                          <text:list>
                            <text:list-item>
                              <text:p text:style-name="P2">fenêtre du navigateur dans laquelle on va ouvrir la cible</text:p>
                            </text:list-item>
                            <text:list-item>
                              <text:p text:style-name="P2">_blank nouvelle page</text:p>
                            </text:list-item>
                            <text:list-item>
                              <text:p text:style-name="P2">si on met pas même page</text:p>
                            </text:list-item>
                            <text:list-item>
                              <text:p text:style-name="P2">sinon faut préciser la page</text:p>
                            </text:list-item>
                            <text:list-item>
                              <text:p text:style-name="P2">(mieux de rester sur même page)</text:p>
                            </text:list-item>
                          </text:list>
                        </text:list-item>
                        <text:list-item>
                          <text:p text:style-name="P2">onsubmit</text:p>
                          <text:list>
                            <text:list-item>
                              <text:p text:style-name="P2">code javascript exécuté avant soumission du formulaire</text:p>
                            </text:list-item>
                            <text:list-item>
                              <text:p text:style-name="P2">utile pour validation des champs (pas besoin que le serveur vérifie les valeurs)</text:p>
                            </text:list-item>
                            <text:list-item>
                              <text:p text:style-name="P2">validation doit tout de même être faite aussi coté serveur</text:p>
                            </text:list-item>
                            <text:list-item>
                              <text:p text:style-name="P2">parce que requête peut être faite en dehors du formulaire</text:p>
                            </text:list-item>
                            <text:list-item>
                              <text:p text:style-name="P2">ex avec get en tapant direct dans l'adresse</text:p>
                            </text:list-item>
                            <text:list-item>
                              <text:p text:style-name="P2">même avec post on peut déjou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input</text:p>
                      <text:list>
                        <text:list-item>
                          <text:p text:style-name="P2">text</text:p>
                        </text:list-item>
                        <text:list-item>
                          <text:p text:style-name="P2">password</text:p>
                        </text:list-item>
                        <text:list-item>
                          <text:p text:style-name="P2">button</text:p>
                          <text:list>
                            <text:list-item>
                              <text:p text:style-name="P2">bouton javascript</text:p>
                            </text:list-item>
                            <text:list-item>
                              <text:p text:style-name="P2">pas comme submit</text:p>
                            </text:list-item>
                            <text:list-item>
                              <text:p text:style-name="P2">déclenche simplement fonction javascript</text:p>
                            </text:list-item>
                            <text:list-item>
                              <text:p text:style-name="P2">ne soumet pas forcément</text:p>
                            </text:list-item>
                          </text:list>
                        </text:list-item>
                        <text:list-item>
                          <text:p text:style-name="P2">checkbox</text:p>
                        </text:list-item>
                        <text:list-item>
                          <text:p text:style-name="P2">radio</text:p>
                        </text:list-item>
                        <text:list-item>
                          <text:p text:style-name="P2"><text:soft-page-break/>hidden</text:p>
                        </text:list-item>
                        <text:list-item>
                          <text:p text:style-name="P2">submit</text:p>
                        </text:list-item>
                        <text:list-item>
                          <text:p text:style-name="P2">image</text:p>
                          <text:list>
                            <text:list-item>
                              <text:p text:style-name="P2">bouton de soumission avec image choisie</text:p>
                            </text:list-item>
                          </text:list>
                        </text:list-item>
                        <text:list-item>
                          <text:p text:style-name="P2">reset</text:p>
                        </text:list-item>
                        <text:list-item>
                          <text:p text:style-name="P2">file</text:p>
                          <text:list>
                            <text:list-item>
                              <text:p text:style-name="P2">uploader fichiers ordi perso → serveur</text:p>
                            </text:list-item>
                          </text:list>
                        </text:list-item>
                        <text:list-item>
                          <text:p text:style-name="P2">date</text:p>
                          <text:list>
                            <text:list-item>
                              <text:p text:style-name="P2">affiche un calendrier pour choisir une date</text:p>
                            </text:list-item>
                          </text:list>
                        </text:list-item>
                        <text:list-item>
                          <text:p text:style-name="P2">time</text:p>
                          <text:list>
                            <text:list-item>
                              <text:p text:style-name="P2">choisir une heure</text:p>
                            </text:list-item>
                          </text:list>
                        </text:list-item>
                        <text:list-item>
                          <text:p text:style-name="P2">datetime-local</text:p>
                          <text:list>
                            <text:list-item>
                              <text:p text:style-name="P2">choisir date + heure</text:p>
                            </text:list-item>
                          </text:list>
                        </text:list-item>
                        <text:list-item>
                          <text:p text:style-name="P2">number</text:p>
                          <text:list>
                            <text:list-item>
                              <text:p text:style-name="P2">champs de saisie pour nombres</text:p>
                            </text:list-item>
                            <text:list-item>
                              <text:p text:style-name="P2">possible spécifier min et max</text:p>
                            </text:list-item>
                          </text:list>
                        </text:list-item>
                        <text:list-item>
                          <text:p text:style-name="P2">range</text:p>
                          <text:list>
                            <text:list-item>
                              <text:p text:style-name="P2">permet saisir flottants à l'intérieur d'un interval avec un cruseur</text:p>
                            </text:list-item>
                          </text:list>
                        </text:list-item>
                        <text:list-item>
                          <text:p text:style-name="P2">color</text:p>
                          <text:list>
                            <text:list-item>
                              <text:p text:style-name="P2">palette de couleur</text:p>
                            </text:list-item>
                          </text:list>
                        </text:list-item>
                        <text:list-item>
                          <text:p text:style-name="P2">email</text:p>
                          <text:list>
                            <text:list-item>
                              <text:p text:style-name="P2">champs de saisie avec vérification qu'il s'agisse bien d'un mail</text:p>
                            </text:list-item>
                          </text:list>
                        </text:list-item>
                        <text:list-item>
                          <text:p text:style-name="P2">url</text:p>
                        </text:list-item>
                        <text:list-item>
                          <text:p text:style-name="P2">tel</text:p>
                        </text:list-item>
                        <text:list-item>
                          <text:p text:style-name="P2">search</text:p>
                        </text:list-item>
                      </text:list>
                    </text:list-item>
                    <text:list-item>
                      <text:p text:style-name="P2">textarea</text:p>
                      <text:list>
                        <text:list-item>
                          <text:p text:style-name="P2">saisir un champs multiligne</text:p>
                        </text:list-item>
                      </text:list>
                    </text:list-item>
                    <text:list-item>
                      <text:p text:style-name="P2">select</text:p>
                      <text:list>
                        <text:list-item>
                          <text:p text:style-name="P2">liste déroulante pour sélectionner</text:p>
                        </text:list-item>
                        <text:list-item>
                          <text:p text:style-name="P2">avec option pour chaque truc dedans</text:p>
                        </text:list-item>
                        <text:list-item>
                          <text:p text:style-name="P2">possibilité mettre plusieurs avec ctrl par ex</text:p>
                        </text:list-item>
                      </text:list>
                    </text:list-item>
                    <text:list-item>
                      <text:p text:style-name="P2">datalist</text:p>
                      <text:list>
                        <text:list-item>
                          <text:p text:style-name="P2">champs à remplir</text:p>
                        </text:list-item>
                        <text:list-item>
                          <text:p text:style-name="P2">des options option = trucs qu'on va souvent mettre et qui sera proposé</text:p>
                        </text:list-item>
                      </text:list>
                    </text:list-item>
                    <text:list-item>
                      <text:p text:style-name="P2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19T14:34:43</meta:creation-date>
    <meta:generator>OpenOffice/4.1.1$Unix OpenOffice.org_project/411m6$Build-9775</meta:generator>
    <dc:date>2015-02-20T01:08:28</dc:date>
    <dc:creator>yjfjyf jjku</dc:creator>
    <meta:editing-duration>PT10H33M46S</meta:editing-duration>
    <meta:editing-cycles>279</meta:editing-cycles>
    <meta:document-statistic meta:table-count="0" meta:image-count="0" meta:object-count="0" meta:page-count="12" meta:paragraph-count="559" meta:word-count="3088" meta:character-count="15841"/>
  </office:meta>
</office:document-meta>
</file>